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5d4b" officeooo:paragraph-rsid="001c3f55"/>
    </style:style>
    <style:style style:name="P2" style:family="paragraph" style:parent-style-name="Standard">
      <style:text-properties officeooo:rsid="000c3a16" officeooo:paragraph-rsid="001c3f55"/>
    </style:style>
    <style:style style:name="P3" style:family="paragraph" style:parent-style-name="Standard">
      <style:text-properties officeooo:rsid="000dd4b1" officeooo:paragraph-rsid="001c3f55"/>
    </style:style>
    <style:style style:name="P4" style:family="paragraph" style:parent-style-name="Standard">
      <style:text-properties officeooo:rsid="000d07dd" officeooo:paragraph-rsid="001c3f55"/>
    </style:style>
    <style:style style:name="P5" style:family="paragraph" style:parent-style-name="Standard">
      <style:text-properties officeooo:paragraph-rsid="001c3f55"/>
    </style:style>
    <style:style style:name="T1" style:family="text">
      <style:text-properties officeooo:rsid="000dd4b1"/>
    </style:style>
    <style:style style:name="T2" style:family="text">
      <style:text-properties officeooo:rsid="000c3a16"/>
    </style:style>
    <style:style style:name="T3" style:family="text">
      <style:text-properties officeooo:rsid="000e5d4b"/>
    </style:style>
    <style:style style:name="T4" style:family="text">
      <style:text-properties officeooo:rsid="000d0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<text:span text:style-name="T1">set CONSTANTE 0x001</text:span></text:p>
      <text:p text:style-name="P2"/>
      <text:p text:style-name="P2">.<text:span text:style-name="T1">org 0x000</text:span></text:p>
      <text:p text:style-name="P3">laco:</text:p>
      <text:p text:style-name="P3"/>
      <text:p text:style-name="P3"><text:span text:style-name="T2">LOAD (var_x)</text:span></text:p>
      <text:p text:style-name="P2">STR(0x001,8:19)</text:p>
      <text:p text:style-name="P2"/>
      <text:p text:style-name="P2"><text:span text:style-name="T3">LD</text:span>MQ, M(<text:span text:style-name="T1">laco</text:span>)</text:p>
      <text:p text:style-name="P2">LOAD (<text:span text:style-name="T3">var_y</text:span>)</text:p>
      <text:p text:style-name="P2"/>
      <text:p text:style-name="P2">STR(0x002,28:39)</text:p>
      <text:p text:style-name="P2">MUL(<text:span text:style-name="T1">laco</text:span>)</text:p>
      <text:p text:style-name="P2"/>
      <text:p text:style-name="P2">LDMQ</text:p>
      <text:p text:style-name="P2">ADD (<text:span text:style-name="T1">resultado</text:span>)</text:p>
      <text:p text:style-name="P2"/>
      <text:p text:style-name="P2">.<text:span text:style-name="T1">align 1</text:span></text:p>
      <text:p text:style-name="P2"/>
      <text:p text:style-name="P4">ST<text:span text:style-name="T3">R</text:span>(<text:span text:style-name="T1">resultado</text:span>)</text:p>
      <text:p text:style-name="P4">LOAD(<text:span text:style-name="T3">var_x</text:span>)</text:p>
      <text:p text:style-name="P4"/>
      <text:p text:style-name="P4">ADD M(0X011)</text:p>
      <text:p text:style-name="P4">STR(<text:span text:style-name="T3">var_x)</text:span></text:p>
      <text:p text:style-name="P4"/>
      <text:p text:style-name="P4">LOAD(<text:span text:style-name="T3">var_y</text:span>)</text:p>
      <text:p text:style-name="P4">ADD M(0X011)</text:p>
      <text:p text:style-name="P4"/>
      <text:p text:style-name="P4">STR(<text:span text:style-name="T3">var_y</text:span>)</text:p>
      <text:p text:style-name="P4">LOAD(<text:span text:style-name="T3">resposta</text:span>)</text:p>
      <text:p text:style-name="P4"/>
      <text:p text:style-name="P4">SUB M(0x011)</text:p>
      <text:p text:style-name="P4">STR(<text:span text:style-name="T3">resposta</text:span>)</text:p>
      <text:p text:style-name="P4"/>
      <text:p text:style-name="P5"><text:span text:style-name="T4">JGEZ</text:span>(<text:span text:style-name="T1">laco</text:span>)</text:p>
      <text:p text:style-name="P4">LOAD M(<text:span text:style-name="T1">resultado</text:span>)</text:p>
      <text:p text:style-name="P4"/>
      <text:p text:style-name="P5"><text:span text:style-name="T4">JGEZ</text:span>(<text:span text:style-name="T4">0x400</text:span>,0:19)</text:p>
      <text:p text:style-name="P5"/>
      <text:p text:style-name="P5">.<text:span text:style-name="T4">org 0x010</text:span></text:p>
      <text:p text:style-name="P3">resultado:</text:p>
      <text:p text:style-name="P5"><text:tab/>.<text:span text:style-name="T4">word 0x000</text:span></text:p>
      <text:p text:style-name="P5"/>
      <text:p text:style-name="P5">.<text:span text:style-name="T4">word CONSTANTE</text:span></text:p>
      <text:p text:style-name="P4"/>
      <text:p text:style-name="P2"/>
      <text:p text:style-name="P2">.<text:span text:style-name="T3">org 0x3FD</text:span></text:p>
      <text:p text:style-name="P1">var_x</text:p>
      <text:p text:style-name="P1">var_y</text:p>
      <text:p text:style-name="P1">respo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inho </meta:initial-creator>
    <meta:creation-date>2015-04-20T21:43:35.030529663</meta:creation-date>
    <dc:date>2015-04-20T21:44:08.733999677</dc:date>
    <dc:creator>Vitinho </dc:creator>
    <meta:editing-duration>PT33S</meta:editing-duration>
    <meta:editing-cycles>1</meta:editing-cycles>
    <meta:document-statistic meta:table-count="0" meta:image-count="0" meta:object-count="0" meta:page-count="1" meta:paragraph-count="33" meta:word-count="49" meta:character-count="376" meta:non-whitespace-character-count="359"/>
    <meta:generator>LibreOffice/4.3.2.2.0$Linux_X86_64 LibreOffice_project/430m0$Build-2</meta:generator>
  </office:meta>
</office:document-meta>
</file>